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11-2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9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8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7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6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5-0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4-0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3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2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5-01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12-09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11-13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10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9-1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8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7-1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6-1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5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4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2-2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4-01-1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12-08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11-0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10-31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9-2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8-1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7-2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6-1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5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4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3-2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2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3-01-3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12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11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10-13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9-1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8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7-1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6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4-0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3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2-11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2-01-1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12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11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10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8-1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7-1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6-1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5-19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4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2-1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1-01-0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12-0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11-03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10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9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8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7-2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6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5-2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4-28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2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20-01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12-17 0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11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10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9-23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8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7-1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6-1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5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4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3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2-28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12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11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10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9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8-30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7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6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5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3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2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8-01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12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11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10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9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8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7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6-2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6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4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2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7-01-1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12-1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11-0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10-1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9-1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8-1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7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6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5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4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3-1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2-1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6-01-2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12-16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11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10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9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8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7-2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6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5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4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3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2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5-01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12-17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11-21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10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9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8-2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7-2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6-1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5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4-04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10-1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9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8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4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3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3-02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12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10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9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5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4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3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2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2-01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1-10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1-06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1-05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1-03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12-1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1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6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6-22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8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7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7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4119404301</text:p>
          </table:table-cell>
          <table:table-cell office:value-type="string" calcext:value-type="string">
            <text:p>004N027W14K002S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92" meta:object-count="0"/>
    <meta:user-defined meta:name="AppVersion">3.0</meta:user-defined>
  </office:meta>
</office:document-meta>
</file>